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1bc668" officeooo:paragraph-rsid="00113749"/>
    </style:style>
    <style:style style:name="P2" style:family="paragraph" style:parent-style-name="Text_20_body">
      <style:paragraph-properties fo:text-align="end" style:justify-single-word="false"/>
      <style:text-properties officeooo:rsid="001bc668" officeooo:paragraph-rsid="00113749"/>
    </style:style>
    <style:style style:name="P3" style:family="paragraph" style:parent-style-name="Text_20_body">
      <style:text-properties officeooo:rsid="001bc668" officeooo:paragraph-rsid="00113749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size="18pt" fo:font-weight="bold" officeooo:paragraph-rsid="00113749" style:font-size-asian="18pt" style:font-weight-asian="bold" style:font-size-complex="18pt" style:font-weight-complex="bold"/>
    </style:style>
    <style:style style:name="P5" style:family="paragraph" style:parent-style-name="Text_20_body">
      <style:text-properties officeooo:rsid="00113749" officeooo:paragraph-rsid="00113749"/>
    </style:style>
    <style:style style:name="P6" style:family="paragraph" style:parent-style-name="Text_20_body">
      <style:text-properties officeooo:rsid="00164ad3" officeooo:paragraph-rsid="00164ad3"/>
    </style:style>
    <style:style style:name="P7" style:family="paragraph" style:parent-style-name="Text_20_body">
      <style:text-properties fo:color="#00599d" officeooo:rsid="00164ad3" officeooo:paragraph-rsid="00164ad3"/>
    </style:style>
    <style:style style:name="P8" style:family="paragraph" style:parent-style-name="Text_20_body">
      <style:text-properties fo:font-style="normal" officeooo:rsid="00164ad3" officeooo:paragraph-rsid="00164ad3" style:font-style-asian="normal" style:font-style-complex="normal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1" style:list-style-name="">
      <style:text-properties officeooo:rsid="00196987" officeooo:paragraph-rsid="00196987"/>
    </style:style>
    <style:style style:name="P14" style:family="paragraph" style:parent-style-name="Heading_20_1">
      <style:paragraph-properties fo:break-before="page"/>
      <style:text-properties officeooo:rsid="00196987" officeooo:paragraph-rsid="00196987"/>
    </style:style>
    <style:style style:name="P15" style:family="paragraph" style:parent-style-name="Heading_20_1" style:list-style-name="">
      <style:paragraph-properties fo:break-before="page"/>
      <style:text-properties officeooo:rsid="00196987" officeooo:paragraph-rsid="00196987"/>
    </style:style>
    <style:style style:name="P16" style:family="paragraph" style:parent-style-name="Heading_20_1">
      <style:paragraph-properties fo:break-before="page"/>
      <style:text-properties officeooo:rsid="001ace35" officeooo:paragraph-rsid="001ace35"/>
    </style:style>
    <style:style style:name="P17" style:family="paragraph" style:parent-style-name="Heading_20_2">
      <style:text-properties officeooo:rsid="001bcc93" officeooo:paragraph-rsid="001bcc93"/>
    </style:style>
    <style:style style:name="P18" style:family="paragraph" style:parent-style-name="Heading_20_2">
      <style:text-properties officeooo:rsid="001f355b" officeooo:paragraph-rsid="001f355b"/>
    </style:style>
    <style:style style:name="P19" style:family="paragraph" style:parent-style-name="Heading_20_3">
      <style:text-properties officeooo:rsid="001f3e6b" officeooo:paragraph-rsid="001f3e6b"/>
    </style:style>
    <style:style style:name="P20" style:family="paragraph" style:parent-style-name="Heading_20_3">
      <style:text-properties officeooo:paragraph-rsid="001f3e6b"/>
    </style:style>
    <style:style style:name="P21" style:family="paragraph" style:parent-style-name="Heading_20_3">
      <style:text-properties officeooo:rsid="0023cf92" officeooo:paragraph-rsid="0023cf92"/>
    </style:style>
    <style:style style:name="P22" style:family="paragraph" style:parent-style-name="Text_20_body" style:master-page-name="First_20_Page">
      <style:paragraph-properties style:page-number="auto"/>
      <style:text-properties style:font-name="Liberation Sans" fo:font-size="16.1000003814697pt" fo:font-weight="bold" officeooo:paragraph-rsid="00113749" style:font-size-asian="16.1000003814697pt" style:font-weight-asian="bold" style:font-size-complex="16.1000003814697pt" style:font-weight-complex="bold"/>
    </style:style>
    <style:style style:name="P23" style:family="paragraph" style:parent-style-name="Text_20_body">
      <style:text-properties officeooo:rsid="00196987" officeooo:paragraph-rsid="00196987"/>
    </style:style>
    <style:style style:name="P24" style:family="paragraph" style:parent-style-name="Text_20_body">
      <style:text-properties officeooo:rsid="001bcc93" officeooo:paragraph-rsid="001bcc93"/>
    </style:style>
    <style:style style:name="P25" style:family="paragraph" style:parent-style-name="Text_20_body">
      <style:text-properties officeooo:rsid="001f3e6b" officeooo:paragraph-rsid="001f3e6b"/>
    </style:style>
    <style:style style:name="P26" style:family="paragraph" style:parent-style-name="Text_20_body">
      <style:text-properties officeooo:rsid="00219e8a" officeooo:paragraph-rsid="00219e8a"/>
    </style:style>
    <style:style style:name="P27" style:family="paragraph" style:parent-style-name="Text_20_body">
      <style:text-properties style:font-name="Consolas" officeooo:rsid="001f3e6b" officeooo:paragraph-rsid="001f3e6b"/>
    </style:style>
    <style:style style:name="P28" style:family="paragraph" style:parent-style-name="Text_20_body">
      <style:text-properties style:font-name="Consolas" officeooo:paragraph-rsid="00219e8a"/>
    </style:style>
    <style:style style:name="P29" style:family="paragraph" style:parent-style-name="Text_20_body">
      <style:text-properties style:font-name="Consolas" officeooo:rsid="0023cf92" officeooo:paragraph-rsid="0023cf92"/>
    </style:style>
    <style:style style:name="P30" style:family="paragraph" style:parent-style-name="Text_20_body">
      <style:text-properties style:font-name="Consolas" officeooo:rsid="00196987" officeooo:paragraph-rsid="00196987"/>
    </style:style>
    <style:style style:name="P31" style:family="paragraph" style:parent-style-name="Text_20_body">
      <style:text-properties officeooo:rsid="0022f3f3" officeooo:paragraph-rsid="0022f3f3"/>
    </style:style>
    <style:style style:name="P32" style:family="paragraph" style:parent-style-name="Text_20_body">
      <style:text-properties officeooo:rsid="0023cf92" officeooo:paragraph-rsid="0023cf92"/>
    </style:style>
    <style:style style:name="P33" style:family="paragraph" style:parent-style-name="Text_20_body">
      <style:paragraph-properties fo:text-align="end" style:justify-single-word="false"/>
      <style:text-properties officeooo:rsid="001bc668" officeooo:paragraph-rsid="00113749"/>
    </style:style>
    <style:style style:name="T1" style:family="text">
      <style:text-properties officeooo:rsid="001e5eca"/>
    </style:style>
    <style:style style:name="T2" style:family="text">
      <style:text-properties officeooo:rsid="001d2a1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2ddfa" style:font-style-asian="normal" style:font-style-complex="normal"/>
    </style:style>
    <style:style style:name="T6" style:family="text">
      <style:text-properties officeooo:rsid="00186b1a"/>
    </style:style>
    <style:style style:name="T7" style:family="text">
      <style:text-properties officeooo:rsid="001d62bd"/>
    </style:style>
    <style:style style:name="T8" style:family="text">
      <style:text-properties officeooo:rsid="001f3e6b"/>
    </style:style>
    <style:style style:name="T9" style:family="text">
      <style:text-properties officeooo:rsid="00210205"/>
    </style:style>
    <style:style style:name="T10" style:family="text">
      <style:text-properties officeooo:rsid="00219e8a"/>
    </style:style>
    <style:style style:name="T11" style:family="text">
      <style:text-properties officeooo:rsid="0022f3f3"/>
    </style:style>
    <style:style style:name="T12" style:family="text">
      <style:text-properties officeooo:rsid="0024d11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VLCR</text:p>
      <text:p text:style-name="P1"/>
      <text:p text:style-name="P1"/>
      <text:p text:style-name="P1"/>
      <text:p text:style-name="P1"/>
      <text:p text:style-name="P4"><text:bookmark-start text:name="__RefHeading___Toc214_38942170"/>Suit ton sportif !!<text:bookmark-end text:name="__RefHeading___Toc214_38942170"/></text:p>
      <text:p text:style-name="P1">Manuel <text:span text:style-name="T6">d’installation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Version</text:span> logicielle : <text:span text:style-name="T11">3</text:span><text:span text:style-name="T2">.0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2">Table des matières</text:p>
          </text:index-title>
          <text:p text:style-name="P9"><text:a xlink:type="simple" xlink:href="#__RefHeading___Toc221_2768754971" text:style-name="Index_20_Link" text:visited-style-name="Index_20_Link">Application de bureau<text:tab/>3</text:a></text:p>
          <text:p text:style-name="P10"><text:a xlink:type="simple" xlink:href="#__RefHeading___Toc354_325591283" text:style-name="Index_20_Link" text:visited-style-name="Index_20_Link">Prérequis<text:tab/>3</text:a></text:p>
          <text:p text:style-name="P10"><text:a xlink:type="simple" xlink:href="#__RefHeading___Toc356_325591283" text:style-name="Index_20_Link" text:visited-style-name="Index_20_Link"><text:span text:style-name="T4">I</text:span></text:a><text:a xlink:type="simple" xlink:href="#__RefHeading___Toc356_325591283" text:style-name="Index_20_Link" text:visited-style-name="Index_20_Link"><text:span text:style-name="T4">nstallation</text:span></text:a><text:a xlink:type="simple" xlink:href="#__RefHeading___Toc356_325591283" text:style-name="Index_20_Link" text:visited-style-name="Index_20_Link"><text:tab/>3</text:a></text:p>
          <text:p text:style-name="P10"><text:a xlink:type="simple" xlink:href="#__RefHeading___Toc223_2768754971" text:style-name="Index_20_Link" text:visited-style-name="Index_20_Link">Exécution<text:tab/>3</text:a></text:p>
          <text:p text:style-name="P9"><text:a xlink:type="simple" xlink:href="#__RefHeading___Toc225_2768754971" text:style-name="Index_20_Link" text:visited-style-name="Index_20_Link">Application web<text:tab/>4</text:a></text:p>
          <text:p text:style-name="P10"><text:a xlink:type="simple" xlink:href="#__RefHeading___Toc227_2768754971" text:style-name="Index_20_Link" text:visited-style-name="Index_20_Link">Prérequis<text:tab/>4</text:a></text:p>
          <text:p text:style-name="P10"><text:a xlink:type="simple" xlink:href="#__RefHeading___Toc229_2768754971" text:style-name="Index_20_Link" text:visited-style-name="Index_20_Link">Installation<text:tab/>4</text:a></text:p>
          <text:p text:style-name="P11"><text:a xlink:type="simple" xlink:href="#__RefHeading___Toc231_2768754971" text:style-name="Index_20_Link" text:visited-style-name="Index_20_Link">Base de données<text:tab/>4</text:a></text:p>
          <text:p text:style-name="P11"><text:a xlink:type="simple" xlink:href="#__RefHeading___Toc233_2768754971" text:style-name="Index_20_Link" text:visited-style-name="Index_20_Link">Application<text:tab/>4</text:a></text:p>
          <text:p text:style-name="P11"><text:a xlink:type="simple" xlink:href="#__RefHeading___Toc235_2768754971" text:style-name="Index_20_Link" text:visited-style-name="Index_20_Link">Exécution<text:tab/>4</text:a></text:p>
        </text:index-body>
      </text:table-of-content>
      <text:h text:style-name="P13" text:outline-level="1"/>
      <text:h text:style-name="P14" text:outline-level="1"><text:bookmark-start text:name="__RefHeading___Toc221_2768754971"/>Application de bureau<text:bookmark-end text:name="__RefHeading___Toc221_2768754971"/></text:h>
      <text:h text:style-name="Heading_20_2" text:outline-level="2"><text:bookmark-start text:name="__RefHeading___Toc354_325591283"/>Prérequis<text:bookmark-end text:name="__RefHeading___Toc354_325591283"/></text:h>
      <text:p text:style-name="P5">Pour bénéficier <text:s/>de l’application <text:span text:style-name="T3">Suit ton sportif !! </text:span><text:span text:style-name="T4">il faut disposer d’une version de java égal ou supérieure à la 1.8 </text:span><text:span text:style-name="T5">(Elle est installé par défaut sur les machines Windows).</text:span></text:p>
      <text:h text:style-name="Heading_20_2" text:outline-level="2"><text:bookmark-start text:name="__RefHeading___Toc356_325591283"/><text:span text:style-name="T5">I</text:span><text:span text:style-name="T4">nstallation</text:span><text:bookmark-end text:name="__RefHeading___Toc356_325591283"/></text:h>
      <text:p text:style-name="P8">Pour installer l’application il faut télécharger son exécutable ici : </text:p>
      <text:p text:style-name="P7"><text:a xlink:type="simple" xlink:href="https://drive.google.com/file/d/1iVt4x1FamvwX1JsPyX4oUFQ4CJTDSslj/view?usp=sharing" text:style-name="Internet_20_link" text:visited-style-name="Visited_20_Internet_20_Link"><text:span text:style-name="T4">https://drive.google.com/file/d/1iVt4x1FamvwX1JsPyX4oUFQ4CJTDSslj/view?usp=sharing</text:span></text:a></text:p>
      <text:h text:style-name="Heading_20_2" text:outline-level="2"><text:bookmark-start text:name="__RefHeading___Toc223_2768754971"/>Exécution<text:bookmark-end text:name="__RefHeading___Toc223_2768754971"/></text:h>
      <text:p text:style-name="P6">Pour exécuter l’application il faut faire cette commande dans l’invite de commande :</text:p>
      <text:p text:style-name="P30">java -jar SuitTonSportif,jar</text:p>
      <text:p text:style-name="P23"/>
      <text:h text:style-name="P16" text:outline-level="1"><text:bookmark-start text:name="__RefHeading___Toc225_2768754971"/>Application web<text:bookmark-end text:name="__RefHeading___Toc225_2768754971"/></text:h>
      <text:h text:style-name="P17" text:outline-level="2"><text:bookmark-start text:name="__RefHeading___Toc227_2768754971"/>Prérequis <text:bookmark-end text:name="__RefHeading___Toc227_2768754971"/></text:h>
      <text:p text:style-name="P24">Pour pouvoir installer l’application web sur votre serveur il vous faut une version de MySQL supérieure ou égal à 8.0.19.<text:line-break/>Il vous faut aussi une version de Node,js <text:span text:style-name="T7">14.13.0.</text:span></text:p>
      <text:h text:style-name="P18" text:outline-level="2"><text:bookmark-start text:name="__RefHeading___Toc229_2768754971"/>Installation<text:bookmark-end text:name="__RefHeading___Toc229_2768754971"/></text:h>
      <text:h text:style-name="P19" text:outline-level="3"><text:bookmark-start text:name="__RefHeading___Toc231_2768754971"/>Base de données<text:bookmark-end text:name="__RefHeading___Toc231_2768754971"/></text:h>
      <text:p text:style-name="P25">Pour installer la base de données il faut exécuter le script que vous pouvez télécharger ici :</text:p>
      <text:h text:style-name="P20" text:outline-level="3"><text:bookmark-start text:name="__RefHeading___Toc233_2768754971"/><text:span text:style-name="T8">Application</text:span><text:bookmark-end text:name="__RefHeading___Toc233_2768754971"/></text:h>
      <text:p text:style-name="Text_20_body"><text:span text:style-name="T8">Pour installer l’application il faut télécharger son archive ici :</text:span></text:p>
      <text:p text:style-name="P25">Une fois l’archive ouverte et son contenu disposé sur le serveur il faut exécuter <text:span text:style-name="T9">c</text:span>es commandes :</text:p>
      <text:p text:style-name="P27">npm install<text:line-break/>cd client<text:line-break/>npm install <text:line-break/>cd ../serveur<text:line-break/>npm install<text:line-break/><text:span text:style-name="T10">cd ..</text:span></text:p>
      <text:p text:style-name="P26">Il vous faut ensuite créer un fichier .env à la racine contenant ces lignes :</text:p>
      <text:p text:style-name="P28"><text:span text:style-name="T10">BDD_HOST = hostname<text:line-break/>BDD_USER = username<text:line-break/>BDD_PASSWORD = password<text:line-break/>BDD_DATABASE = enregistretonsportif</text:span></text:p>
      <text:p text:style-name="P31">Il faut remplacer « hostname » par le nom de votre serveur, « username » par le nom de l’utilisateur de la base de données, « password » par le mot de passe de connexion à la base de données <text:span text:style-name="T12">pour cet utilisateur</text:span>.</text:p>
      <text:h text:style-name="P21" text:outline-level="3"><text:bookmark-start text:name="__RefHeading___Toc235_2768754971"/>Exécution<text:bookmark-end text:name="__RefHeading___Toc235_2768754971"/></text:h>
      <text:p text:style-name="P32">Pour lancer l’application il faut exécuter cette ligne dans l’invite de commande à la racine :</text:p>
      <text:p text:style-name="P29">npm run dev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2T11:46:07.149815548</meta:creation-date>
    <dc:date>2021-02-18T10:58:55.029000000</dc:date>
    <meta:editing-duration>PT1H14M51S</meta:editing-duration>
    <meta:editing-cycles>19</meta:editing-cycles>
    <meta:generator>LibreOffice/6.4.2.2$Windows_X86_64 LibreOffice_project/4e471d8c02c9c90f512f7f9ead8875b57fcb1ec3</meta:generator>
    <meta:document-statistic meta:table-count="0" meta:image-count="0" meta:object-count="0" meta:page-count="4" meta:paragraph-count="41" meta:word-count="286" meta:character-count="1781" meta:non-whitespace-character-count="1532"/>
  </office:meta>
</office:document-meta>
</file>